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 fo:wrap-option="wrap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3" table:default-cell-style-name="ce18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23"/>
        <table:table-column table:style-name="co1" table:number-columns-repeated="3" table:default-cell-style-name="Default"/>
        <table:table-row table:style-name="ro1">
          <table:table-cell table:style-name="ce17" office:value-type="string" calcext:value-type="string">
            <text:p>Experiment</text:p>
          </table:table-cell>
          <table:table-cell table:style-name="ce17" office:value-type="string" calcext:value-type="string">
            <text:p>Parameters</text:p>
          </table:table-cell>
          <table:table-cell table:style-name="ce17" office:value-type="string" calcext:value-type="string">
            <text:p>Modification</text:p>
          </table:table-cell>
          <table:table-cell table:style-name="ce17" office:value-type="string" calcext:value-type="string">
            <text:p>Database</text:p>
          </table:table-cell>
          <table:table-cell table:style-name="ce17" office:value-type="string" calcext:value-type="string">
            <text:p>Evaluation Method</text:p>
          </table:table-cell>
          <table:table-cell table:style-name="ce17" office:value-type="string" calcext:value-type="string">
            <text:p>result_acc</text:p>
          </table:table-cell>
          <table:table-cell table:style-name="ce17" office:value-type="string" calcext:value-type="string">
            <text:p>result_auc</text:p>
          </table:table-cell>
          <table:table-cell table:style-name="ce17" office:value-type="string" calcext:value-type="string">
            <text:p>result_cem</text:p>
          </table:table-cell>
          <table:table-cell table:number-columns-repeated="3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10-fold cross-validation</text:p>
          </table:table-cell>
          <table:table-cell table:style-name="ce18" office:value-type="float" office:value="0.226" calcext:value-type="float">
            <text:p>0.226</text:p>
          </table:table-cell>
          <table:table-cell table:style-name="ce18" office:value-type="float" office:value="0.521" calcext:value-type="float">
            <text:p>0.521</text:p>
          </table:table-cell>
          <table:table-cell table:style-name="ce21" office:value-type="float" office:value="0.474" calcext:value-type="float">
            <text:p>0.47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100 trees</text:p>
          </table:table-cell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18" office:value-type="float" office:value="0.221" calcext:value-type="float">
            <text:p>0.221</text:p>
          </table:table-cell>
          <table:table-cell table:style-name="ce18" office:value-type="float" office:value="0.532" calcext:value-type="float">
            <text:p>0.532</text:p>
          </table:table-cell>
          <table:table-cell table:style-name="ce21" office:value-type="float" office:value="0.462" calcext:value-type="float">
            <text:p>0.462</text:p>
          </table:table-cell>
          <table:table-cell table:number-columns-repeated="3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utolabelled features + context label</text:p>
          </table:table-cell>
          <table:table-cell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14" calcext:value-type="float">
            <text:p>0.214</text:p>
          </table:table-cell>
          <table:table-cell table:style-name="ce18" office:value-type="float" office:value="0.527" calcext:value-type="float">
            <text:p>0.527</text:p>
          </table:table-cell>
          <table:table-cell table:style-name="ce21" office:value-type="float" office:value="0.459" calcext:value-type="float">
            <text:p>0.459</text:p>
          </table:table-cell>
          <table:table-cell table:number-columns-repeated="3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73" calcext:value-type="float">
            <text:p>0.273</text:p>
          </table:table-cell>
          <table:table-cell table:style-name="ce18" office:value-type="float" office:value="0.575" calcext:value-type="float">
            <text:p>0.575</text:p>
          </table:table-cell>
          <table:table-cell table:style-name="ce21" office:value-type="float" office:value="0.484" calcext:value-type="float">
            <text:p>0.484</text:p>
          </table:table-cell>
          <table:table-cell table:number-columns-repeated="3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93" calcext:value-type="float">
            <text:p>0.293</text:p>
          </table:table-cell>
          <table:table-cell table:style-name="ce18" office:value-type="float" office:value="0.63" calcext:value-type="float">
            <text:p>0.63</text:p>
          </table:table-cell>
          <table:table-cell table:style-name="ce21" office:value-type="float" office:value="0.494" calcext:value-type="float">
            <text:p>0.494</text:p>
          </table:table-cell>
          <table:table-cell table:number-columns-repeated="3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18" calcext:value-type="float">
            <text:p>0.218</text:p>
          </table:table-cell>
          <table:table-cell table:style-name="ce18" office:value-type="float" office:value="0.519" calcext:value-type="float">
            <text:p>0.519</text:p>
          </table:table-cell>
          <table:table-cell table:style-name="ce21" office:value-type="float" office:value="0.474" calcext:value-type="float">
            <text:p>0.47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18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</table:table-row>
        <table:table-row table:style-name="ro3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80/20</text:p>
          </table:table-cell>
          <table:table-cell table:style-name="ce18" office:value-type="float" office:value="0.265" calcext:value-type="float">
            <text:p>0.265</text:p>
          </table:table-cell>
          <table:table-cell table:style-name="ce18" office:value-type="float" office:value="0.599" calcext:value-type="float">
            <text:p>0.599</text:p>
          </table:table-cell>
          <table:table-cell table:style-name="ce21" office:value-type="float" office:value="0.513" calcext:value-type="float">
            <text:p>0.513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3" calcext:value-type="float">
            <text:p>0.313</text:p>
          </table:table-cell>
          <table:table-cell office:value-type="float" office:value="0.696" calcext:value-type="float">
            <text:p>0.696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8" calcext:value-type="float">
            <text:p>0.58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18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142" calcext:value-type="float">
            <text:p>0.5142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86" calcext:value-type="float">
            <text:p>0.486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9" calcext:value-type="float">
            <text:p>0.2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03" calcext:value-type="float">
            <text:p>0.503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175" calcext:value-type="float">
            <text:p>0.517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43" calcext:value-type="float">
            <text:p>0.24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 (VAD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15" calcext:value-type="float">
            <text:p>0.5415</text:p>
          </table:table-cell>
          <table:table-cell table:number-columns-repeated="3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office:value-type="float" office:value="0.502" calcext:value-type="float">
            <text:p>0.502</text:p>
          </table:table-cell>
          <table:table-cell table:number-columns-repeated="3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32" calcext:value-type="float">
            <text:p>0.513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Change to 3 labels</text:p>
          </table:table-cell>
          <table:table-cell table:style-name="ce20"/>
          <table:table-cell table:style-name="ce22"/>
          <table:table-cell table:style-name="ce20"/>
          <table:table-cell table:style-name="ce19" table:number-columns-repeated="3"/>
          <table:table-cell table:style-name="ce24"/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8"/>
          <table:table-cell office:value-type="string" calcext:value-type="string">
            <text:p>Modified empathy labels, used all features with 32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96" calcext:value-type="float">
            <text:p>0.5896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18" office:value-type="string" calcext:value-type="string">
            <text:p>[1, 0, 0, 0, 0, 1, 0, 0, 0, 0, 1]</text:p>
            <text:p/>
          </table:table-cell>
          <table:table-cell office:value-type="string" calcext:value-type="string">
            <text:p>Just used length of utterances. This is our experimental baselin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5" calcext:value-type="float">
            <text:p>0.54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[1, 0, 0, 0, 1, 1, 0, 0, 0, 0, 1]</text:p>
          </table:table-cell>
          <table:table-cell office:value-type="string" calcext:value-type="string">
            <text:p>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57" calcext:value-type="float">
            <text:p>0.557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[1, 0, 0, 0, 1, 1, 0, 0, 0, 1, 1]</text:p>
          </table:table-cell>
          <table:table-cell office:value-type="string" calcext:value-type="string">
            <text:p>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8" office:value-type="string" calcext:value-type="string">
            <text:p>[1, 0, 0, 1, 0, 1, 0, 0, 0, 0, 1]</text:p>
          </table:table-cell>
          <table:table-cell office:value-type="string" calcext:value-type="string">
            <text:p>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EPITOME mechanisms seem to not affect the results very much 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8" office:value-type="string" calcext:value-type="string">
            <text:p>[1, 0, 0, 1, 0, 1, 0, 0, 0, 1, 1]</text:p>
          </table:table-cell>
          <table:table-cell office:value-type="string" calcext:value-type="string">
            <text:p>length + EPITOME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21" calcext:value-type="float">
            <text:p>0.321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8" calcext:value-type="float">
            <text:p>0.558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[1, 0, 0, 1, 1, 1, 0, 0, 0, 0, 1]</text:p>
          </table:table-cell>
          <table:table-cell office:value-type="string" calcext:value-type="string">
            <text:p>length + EPITOME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[1, 0, 0, 1, 1, 1, 0, 0, 0, 1, 1]</text:p>
            <text:p/>
          </table:table-cell>
          <table:table-cell office:value-type="string" calcext:value-type="string">
            <text:p>length + EPITOME + VAD+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5" calcext:value-type="float">
            <text:p>0.58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8" office:value-type="string" calcext:value-type="string">
            <text:p>[1, 0, 1, 0, 0, 1, 0, 0, 0, 0, 1]</text:p>
          </table:table-cell>
          <table:table-cell office:value-type="string" calcext:value-type="string">
            <text:p>Sentiment + length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37" calcext:value-type="float">
            <text:p>0.537</text:p>
          </table:table-cell>
          <table:table-cell office:value-type="float" office:value="0.572" calcext:value-type="float">
            <text:p>0.572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8" office:value-type="string" calcext:value-type="string">
            <text:p>[1, 0, 1, 0, 0, 1, 0, 0, 0, 1, 1]</text:p>
          </table:table-cell>
          <table:table-cell office:value-type="string" calcext:value-type="string">
            <text:p>Sentiment + 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7" calcext:value-type="float">
            <text:p>0.417</text:p>
          </table:table-cell>
          <table:table-cell office:value-type="float" office:value="0.549" calcext:value-type="float">
            <text:p>0.549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8" office:value-type="string" calcext:value-type="string">
            <text:p>[1, 0, 1, 0, 1, 1, 0, 0, 0, 0, 1]</text:p>
          </table:table-cell>
          <table:table-cell office:value-type="string" calcext:value-type="string">
            <text:p>Sentiment + 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8" office:value-type="string" calcext:value-type="string">
            <text:p>[1, 0, 1, 0, 1, 1, 0, 0, 0, 1, 1]</text:p>
          </table:table-cell>
          <table:table-cell office:value-type="string" calcext:value-type="string">
            <text:p>Sentiment + 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4" calcext:value-type="float">
            <text:p>0.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8" office:value-type="string" calcext:value-type="string">
            <text:p>[1, 0, 1, 1, 0, 1, 0, 0, 0, 0, 1]</text:p>
          </table:table-cell>
          <table:table-cell office:value-type="string" calcext:value-type="string">
            <text:p>Sentiment + 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8" office:value-type="string" calcext:value-type="string">
            <text:p>[1, 0, 1, 1, 0, 1, 0, 0, 0, 1, 1]</text:p>
          </table:table-cell>
          <table:table-cell office:value-type="string" calcext:value-type="string">
            <text:p>length + EPITOME + 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[1, 0, 1, 1, 1, 1, 0, 0, 0, 0, 1]</text:p>
          </table:table-cell>
          <table:table-cell office:value-type="string" calcext:value-type="string">
            <text:p>length + EPITOME + VAD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8" office:value-type="string" calcext:value-type="string">
            <text:p>[1, 0, 1, 1, 1, 1, 0, 0, 0, 1, 1]</text:p>
          </table:table-cell>
          <table:table-cell office:value-type="string" calcext:value-type="string">
            <text:p>length + EPITOME + VAD+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8" office:value-type="string" calcext:value-type="string">
            <text:p>[1, 1, 0, 0, 0, 1, 0, 0, 0, 0, 1]</text:p>
          </table:table-cell>
          <table:table-cell office:value-type="string" calcext:value-type="string">
            <text:p>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8" office:value-type="string" calcext:value-type="string">
            <text:p>[1, 1, 0, 0, 0, 1, 0, 0, 0, 1, 1]</text:p>
          </table:table-cell>
          <table:table-cell office:value-type="string" calcext:value-type="string">
            <text:p>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8" office:value-type="string" calcext:value-type="string">
            <text:p>[1, 1, 0, 0, 1, 1, 0, 0, 0, 0, 1]</text:p>
          </table:table-cell>
          <table:table-cell office:value-type="string" calcext:value-type="string">
            <text:p>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8" office:value-type="string" calcext:value-type="string">
            <text:p>[1, 1, 0, 0, 1, 1, 0, 0, 0, 1, 1]</text:p>
          </table:table-cell>
          <table:table-cell office:value-type="string" calcext:value-type="string">
            <text:p>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[1, 1, 0, 1, 0, 1, 0, 0, 0, 0, 1]</text:p>
          </table:table-cell>
          <table:table-cell office:value-type="string" calcext:value-type="string">
            <text:p>length + EPITOME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4" calcext:value-type="float">
            <text:p>0.4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[1, 1, 0, 1, 0, 1, 0, 0, 0, 1, 1]</text:p>
          </table:table-cell>
          <table:table-cell office:value-type="string" calcext:value-type="string">
            <text:p>length + EPITOME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[1, 1, 0, 1, 1, 1, 0, 0, 0, 0, 1]</text:p>
          </table:table-cell>
          <table:table-cell office:value-type="string" calcext:value-type="string">
            <text:p>length + EPITOME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8" office:value-type="string" calcext:value-type="string">
            <text:p>[1, 1, 0, 1, 1, 1, 0, 0, 0, 1, 1]</text:p>
          </table:table-cell>
          <table:table-cell office:value-type="string" calcext:value-type="string">
            <text:p>length + EPITOME + VAD+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[1, 1, 1, 0, 0, 1, 0, 0, 0, 0, 1]</text:p>
          </table:table-cell>
          <table:table-cell office:value-type="string" calcext:value-type="string">
            <text:p>Sentiment + 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8" office:value-type="string" calcext:value-type="string">
            <text:p>[1, 1, 1, 0, 0, 1, 0, 0, 0, 1, 1]</text:p>
          </table:table-cell>
          <table:table-cell office:value-type="string" calcext:value-type="string">
            <text:p>Sentiment + 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3" calcext:value-type="float">
            <text:p>0.443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8" office:value-type="string" calcext:value-type="string">
            <text:p>[1, 1, 1, 0, 1, 1, 0, 0, 0, 0, 1]</text:p>
          </table:table-cell>
          <table:table-cell office:value-type="string" calcext:value-type="string">
            <text:p>Sentiment + 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5" calcext:value-type="float">
            <text:p>0.425</text:p>
          </table:table-cell>
          <table:table-cell office:value-type="float" office:value="0.53" calcext:value-type="float">
            <text:p>0.53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8" office:value-type="string" calcext:value-type="string">
            <text:p>[1, 1, 1, 0, 1, 1, 0, 0, 0, 1, 1]</text:p>
          </table:table-cell>
          <table:table-cell office:value-type="string" calcext:value-type="string">
            <text:p>Sentiment + 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8" office:value-type="string" calcext:value-type="string">
            <text:p>[1, 1, 1, 1, 0, 1, 0, 0, 0, 0, 1]</text:p>
          </table:table-cell>
          <table:table-cell office:value-type="string" calcext:value-type="string">
            <text:p>Sentiment + length + EPITOME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" calcext:value-type="float">
            <text:p>0.55</text:p>
          </table:table-cell>
          <table:table-cell office:value-type="float" office:value="0.586" calcext:value-type="float">
            <text:p>0.586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8" office:value-type="string" calcext:value-type="string">
            <text:p>[1, 1, 1, 1, 0, 1, 0, 0, 0, 1, 1]</text:p>
          </table:table-cell>
          <table:table-cell office:value-type="string" calcext:value-type="string">
            <text:p>length + EPITOME + mimicry + sentiment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6" calcext:value-type="float">
            <text:p>0.446</text:p>
          </table:table-cell>
          <table:table-cell office:value-type="float" office:value="0.564" calcext:value-type="float">
            <text:p>0.564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8" office:value-type="string" calcext:value-type="string">
            <text:p>[1, 1, 1, 1, 1, 1, 0, 0, 0, 0, 1]</text:p>
          </table:table-cell>
          <table:table-cell office:value-type="string" calcext:value-type="string">
            <text:p>length + EPITOME + VAD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8" office:value-type="string" calcext:value-type="string">
            <text:p>[1, 1, 1, 1, 1, 1, 0, 0, 0, 1, 1]</text:p>
            <text:p/>
          </table:table-cell>
          <table:table-cell office:value-type="string" calcext:value-type="string">
            <text:p>length + EPITOME + VAD+mimicry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79" calcext:value-type="float">
            <text:p>0.579</text:p>
          </table:table-cell>
          <table:table-cell table:number-columns-repeated="3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was replaced by emotional distance [-1,1]. Only length + emotional distance to gauge its effect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89" calcext:value-type="float">
            <text:p>0.389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Added mimicry based on emotional distance (&gt;0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5" calcext:value-type="float">
            <text:p>0.315</text:p>
          </table:table-cell>
          <table:table-cell office:value-type="float" office:value="0.55" calcext:value-type="float">
            <text:p>0.55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1" calcext:value-type="float">
            <text:p>0.51</text:p>
          </table:table-cell>
          <table:table-cell office:value-type="float" office:value="0.547" calcext:value-type="float">
            <text:p>0.547</text:p>
          </table:table-cell>
          <table:table-cell table:number-columns-repeated="3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number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95" calcext:value-type="float">
            <text:p>0.29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Test results show that treating mimicry as a number (as was default) seems to reduce accuracy</text:p>
          </table:table-cell>
          <table:table-cell table:number-columns-repeated="2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7" calcext:value-type="float">
            <text:p>0.40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97" calcext:value-type="float">
            <text:p>0.39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2" calcext:value-type="float">
            <text:p>0.542</text:p>
          </table:table-cell>
          <table:table-cell table:number-columns-repeated="3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8" office:value-type="string" calcext:value-type="string">
            <text:p>[1, 1, 1, 0, 0, 1, 0, 0, 0, 1, 1]</text:p>
          </table:table-cell>
          <table:table-cell office:value-type="string" calcext:value-type="string">
            <text:p>Intent + sentiment + length + mimicry (&gt;0.7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8" calcext:value-type="float">
            <text:p>0.588</text:p>
          </table:table-cell>
          <table:table-cell table:number-columns-repeated="3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18" office:value-type="string" calcext:value-type="string">
            <text:p>[1, 1, 1, 1, 0, 1, 0, 0, 0, 1, 1]</text:p>
          </table:table-cell>
          <table:table-cell office:value-type="string" calcext:value-type="string">
            <text:p>Intent + sentiment + length+ EPITOME + mimicry (&gt;0.7) + exchange_number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557" calcext:value-type="float">
            <text:p>0.557</text:p>
          </table:table-cell>
          <table:table-cell office:value-type="float" office:value="0.5943" calcext:value-type="float">
            <text:p>0.5943</text:p>
          </table:table-cell>
          <table:table-cell table:number-columns-repeated="3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7" calcext:value-type="float">
            <text:p>0.447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24" calcext:value-type="float">
            <text:p>0.5924</text:p>
          </table:table-cell>
          <table:table-cell table:number-columns-repeated="3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31" calcext:value-type="float">
            <text:p>0.593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5" table:style-name="ce21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office:value-type="float" office:value="72" calcext:value-type="float">
            <text:p>72</text:p>
          </table:table-cell>
          <table:table-cell table:style-name="ce18" office:value-type="string" calcext:value-type="string">
            <text:p>[1, 1, 1, 1, 1, 1, 0, 0, 1, 1, 1, 1, 1]</text:p>
          </table:table-cell>
          <table:table-cell office:value-type="string" calcext:value-type="string">
            <text:p>Intent + sentiment + length+ 8 emotion labels 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45" calcext:value-type="float">
            <text:p>0.5845</text:p>
          </table:table-cell>
          <table:table-cell table:number-columns-repeated="3"/>
        </table:table-row>
        <table:table-row table:style-name="ro5">
          <table:table-cell/>
          <table:table-cell table:style-name="ce18" office:value-type="string" calcext:value-type="string">
            <text:p>[1, 1, 1, 1, 1, 1, 0, 0, 0, 1, 1, 1, 1]</text:p>
            <text:p/>
          </table:table-cell>
          <table:table-cell office:value-type="string" calcext:value-type="string">
            <text:p>Intent + Sentiment + epitome + VAD + Length + mimicry + exchange number + added a spellchecker for the VAD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18"/>
          <table:table-cell table:number-columns-repeated="9"/>
        </table:table-row>
        <table:table-row table:style-name="ro1" table:number-rows-repeated="104849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11:05:28.162373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4-08T12:20:36.043742998</dc:date>
    <meta:editing-duration>P1DT6H36M19S</meta:editing-duration>
    <meta:editing-cycles>42</meta:editing-cycles>
    <meta:document-statistic meta:table-count="1" meta:cell-count="603" meta:object-count="0"/>
  </office:meta>
</office:document-meta>
</file>